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31000000402078BD74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fo:min-height="15.654cm"/>
    </style:style>
    <style:style style:name="gr4" style:family="graphic" style:parent-style-name="standard">
      <style:graphic-properties draw:stroke="none" draw:fill="none" fo:min-height="11.378cm"/>
    </style:style>
    <style:style style:name="gr5" style:family="graphic" style:parent-style-name="standard">
      <style:graphic-properties draw:textarea-vertical-align="middle" draw:auto-grow-height="false" fo:min-height="0.749cm" fo:min-width="0.499cm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8.501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subtitle" style:list-style-name="L3">
      <style:graphic-properties draw:fill-color="#ffffff" draw:auto-grow-height="true" fo:min-height="8.501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subtitle" style:list-style-name="L3">
      <style:graphic-properties draw:fill-color="#ffffff" draw:auto-grow-height="true" fo:min-height="8.501cm"/>
    </style:style>
    <style:style style:name="pr7" style:family="presentation" style:parent-style-name="Default-subtitle">
      <style:graphic-properties draw:fill-color="#ffffff" fo:min-height="8.25cm"/>
    </style:style>
    <style:style style:name="pr8" style:family="presentation" style:parent-style-name="Default-title">
      <style:graphic-properties draw:fill-color="#ffffff" fo:min-height="3.256cm"/>
    </style:style>
    <style:style style:name="pr9" style:family="presentation" style:parent-style-name="Default-subtitle" style:list-style-name="L2">
      <style:graphic-properties draw:fill-color="#ffffff" draw:auto-grow-height="true" fo:min-height="8.501cm"/>
    </style:style>
    <style:style style:name="pr10" style:family="presentation" style:parent-style-name="Default-subtitle" style:list-style-name="L3">
      <style:graphic-properties draw:fill-color="#ffffff" draw:auto-grow-height="true" fo:min-height="8.50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6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  <style:text-properties fo:font-size="16pt" fo:font-weight="bold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start" fo:text-indent="0cm"/>
    </style:style>
    <style:style style:name="T1" style:family="text">
      <style:text-properties fo:font-size="16pt" fo:font-weight="bold" style:font-size-asian="18pt" style:font-size-complex="18pt"/>
    </style:style>
    <style:style style:name="T2" style:family="text">
      <style:text-properties fo:font-weight="bold"/>
    </style:style>
    <style:style style:name="T3" style:family="text">
      <style:text-properties fo:color="#808080" fo:font-size="32pt" style:font-size-asian="32pt" style:font-size-complex="3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4.6cm" svg:height="3.507cm" svg:x="0.4cm" svg:y="0.2cm" presentation:class="title">
          <draw:text-box>
            <text:p text:style-name="P1">You want Python to do what?</text:p>
          </draw:text-box>
        </draw:frame>
        <draw:frame presentation:style-name="pr2" draw:text-style-name="P1" draw:layer="layout" svg:width="25cm" svg:height="8.501cm" svg:x="1.5cm" svg:y="7.5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2">(try ctyp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4.6cm" svg:height="3.507cm" svg:x="0.4cm" svg:y="0.2cm" presentation:class="title">
          <draw:text-box>
            <text:p text:style-name="P1">Access granted...</text:p>
          </draw:text-box>
        </draw:frame>
        <draw:frame presentation:style-name="pr4" draw:text-style-name="P1" draw:layer="layout" svg:width="25cm" svg:height="8.501cm" svg:x="1.5cm" svg:y="7.5cm" presentation:class="subtitle">
          <draw:text-box>
            <text:list text:style-name="L2">
              <text:list-item>
                <text:list>
                  <text:list-item>
                    <text:p text:style-name="P1">Strength of langu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4.6cm" svg:height="3.507cm" svg:x="0.4cm" svg:y="0.2cm" presentation:class="title">
          <draw:text-box>
            <text:p text:style-name="P1">How embarrassing...</text:p>
          </draw:text-box>
        </draw:frame>
        <draw:frame presentation:style-name="pr6" draw:text-style-name="P1" draw:layer="layout" svg:width="25cm" svg:height="10.129cm" svg:x="1.5cm" svg:y="6.686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">Manua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SWI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SIP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Boost Pyth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PyRe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PyPy (eventually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typ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1" draw:layer="layout" svg:width="24.6cm" svg:height="3.507cm" svg:x="0.4cm" svg:y="0.2cm" presentation:class="title">
          <draw:text-box>
            <text:p text:style-name="P1">Oh how do I choose?</text:p>
          </draw:text-box>
        </draw:frame>
        <draw:frame presentation:style-name="pr7" draw:text-style-name="P1" draw:layer="layout" svg:width="25cm" svg:height="8.25cm" svg:x="1.5cm" svg:y="7.625cm" presentation:class="subtitle">
          <draw:text-box>
            <text:list text:style-name="L1">
              <text:list-item>
                <text:list>
                  <text:list-item>
                    <text:p text:style-name="P2">Begin horrifically over-broad characterisations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8" draw:text-style-name="P1" draw:layer="layout" svg:width="24.6cm" svg:height="3.256cm" svg:x="0.4cm" svg:y="0.325cm" presentation:class="title">
          <draw:text-box>
            <text:p text:style-name="P1">Hard manual labour...</text:p>
          </draw:text-box>
        </draw:frame>
        <draw:frame presentation:style-name="pr7" draw:text-style-name="P1" draw:layer="layout" svg:width="25cm" svg:height="8.25cm" svg:x="1.5cm" svg:y="7.625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2">PITA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Waste of human resource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But it works</text:p>
                  </text:list-item>
                </text:list>
              </text:list-item>
            </text:list>
          </draw:text-box>
        </draw:frame>
        <draw:frame draw:style-name="gr2" draw:layer="layout" svg:width="4.621cm" svg:height="0.962cm" svg:x="17.5cm" svg:y="19.5cm">
          <draw:text-box>
            <text:p text:style-name="P1">No autom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draw:frame presentation:style-name="pr1" draw:text-style-name="P1" draw:layer="layout" svg:width="24.6cm" svg:height="3.507cm" svg:x="0.4cm" svg:y="0.2cm" presentation:class="title">
          <draw:text-box>
            <text:p text:style-name="P1">Slogging Away...</text:p>
          </draw:text-box>
        </draw:frame>
        <draw:frame draw:style-name="gr3" draw:text-style-name="P4" draw:layer="layout" svg:width="24.891cm" svg:height="15.926cm" svg:x="1.552cm" svg:y="4.496cm">
          <draw:text-box>
            <text:p text:style-name="P1"><text:span text:style-name="T1">/* C helper functions for OpenGL Numeric arrays */</text:span></text:p>
            <text:p text:style-name="P1"><text:span text:style-name="T1">#include &lt;Python.h&gt;</text:span></text:p>
            <text:p text:style-name="P1"><text:span text:style-name="T1">#include "Numeric/arrayobject.h"</text:span></text:p>
            <text:p text:style-name="P1"><text:span text:style-name="T1">#ifdef __cplusplus</text:span></text:p>
            <text:p text:style-name="P1"><text:span text:style-name="T1">extern "C" {</text:span></text:p>
            <text:p text:style-name="P1"><text:span text:style-name="T1">#endif</text:span></text:p>
            <text:p text:style-name="P1"><text:span text:style-name="T1"/></text:p>
            <text:p text:style-name="P1"><text:span text:style-name="T1">static PyObject * dataPointer( PyObject * self, PyObject * args ) {</text:span></text:p>
            <text:p text:style-name="P1"><text:span text:style-name="T1"><text:tab/></text:span><text:span text:style-name="T1">PyObject * array = NULL;</text:span></text:p>
            <text:p text:style-name="P1"><text:span text:style-name="T1"><text:tab/></text:span><text:span text:style-name="T1">PyObject * result = NULL;</text:span></text:p>
            <text:p text:style-name="P1"><text:span text:style-name="T1"><text:tab/></text:span><text:span text:style-name="T1">char * dataPointer = NULL;</text:span></text:p>
            <text:p text:style-name="P1"><text:span text:style-name="T1"><text:tab/></text:span><text:span text:style-name="T1">if (!PyArg_ParseTuple( args, "O", &amp;array )) {</text:span></text:p>
            <text:p text:style-name="P1"><text:span text:style-name="T1"><text:tab/></text:span><text:span text:style-name="T1"><text:tab/></text:span><text:span text:style-name="T1">return NULL;</text:span></text:p>
            <text:p text:style-name="P1"><text:span text:style-name="T1"><text:tab/></text:span><text:span text:style-name="T1">}</text:span></text:p>
            <text:p text:style-name="P1"><text:span text:style-name="T1"><text:tab/></text:span><text:span text:style-name="T1">if (array==Py_None) {</text:span></text:p>
            <text:p text:style-name="P1"><text:span text:style-name="T1"><text:tab/></text:span><text:span text:style-name="T1"><text:tab/></text:span><text:span text:style-name="T1">dataPointer = NULL;</text:span></text:p>
            <text:p text:style-name="P1"><text:span text:style-name="T1"><text:tab/></text:span><text:span text:style-name="T1">} else if (PyString_Check( array )) {</text:span></text:p>
            <text:p text:style-name="P1"><text:span text:style-name="T1"><text:tab/></text:span><text:span text:style-name="T1"><text:tab/></text:span><text:span text:style-name="T1">/* This is undocumented, is there a better way? */</text:span></text:p>
            <text:p text:style-name="P1"><text:span text:style-name="T1"><text:tab/></text:span><text:span text:style-name="T1"><text:tab/></text:span><text:span text:style-name="T1">dataPointer = ((PyStringObject *) array)-&gt;ob_sval;</text:span></text:p>
            <text:p text:style-name="P1"><text:span text:style-name="T1"><text:tab/></text:span><text:span text:style-name="T1">} else {</text:span></text:p>
            <text:p text:style-name="P1"><text:span text:style-name="T1"><text:tab/></text:span><text:span text:style-name="T1"><text:tab/></text:span><text:span text:style-name="T1">/* XXX do a check here for array type! */</text:span></text:p>
            <text:p text:style-name="P1"><text:span text:style-name="T1"><text:tab/></text:span><text:span text:style-name="T1"><text:tab/></text:span><text:span text:style-name="T1">dataPointer = ((PyArrayObject *) array)-&gt;data;</text:span></text:p>
            <text:p text:style-name="P1"><text:span text:style-name="T1"><text:tab/></text:span><text:span text:style-name="T1">}</text:span></text:p>
            <text:p text:style-name="P1"><text:span text:style-name="T1"><text:tab/></text:span><text:span text:style-name="T1">return PyInt_FromLong( (long) dataPointer );</text:span></text:p>
            <text:p text:style-name="P1"><text:span text:style-name="T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draw:frame presentation:style-name="pr8" draw:text-style-name="P1" draw:layer="layout" svg:width="24.6cm" svg:height="3.256cm" svg:x="0.4cm" svg:y="0.325cm" presentation:class="title">
          <draw:text-box>
            <text:p text:style-name="P1">Oh, yes, a bit more...</text:p>
          </draw:text-box>
        </draw:frame>
        <draw:frame draw:style-name="gr4" draw:text-style-name="P4" draw:layer="layout" svg:width="24.891cm" svg:height="11.628cm" svg:x="1.552cm" svg:y="4.855cm">
          <draw:text-box>
            <text:p text:style-name="P1"><text:span text:style-name="T1"/></text:p>
            <text:p text:style-name="P1"><text:span text:style-name="T1">static PyMethodDef _arrays_methods[] = {</text:span></text:p>
            <text:p text:style-name="P1"><text:span text:style-name="T1"><text:tab/></text:span><text:span text:style-name="T1">{"dataPointer", dataPointer, 1, "dataPointer( array )\n"\</text:span></text:p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"Retrieve data-pointer value as a Python integer\n"\</text:span></text:p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"array -- Numeric Array pointer"},</text:span></text:p>
            <text:p text:style-name="P1"><text:span text:style-name="T1"><text:tab/></text:span><text:span text:style-name="T1">{NULL, NULL}</text:span></text:p>
            <text:p text:style-name="P1"><text:span text:style-name="T1">};</text:span></text:p>
            <text:p text:style-name="P1"><text:span text:style-name="T1"/></text:p>
            <text:p text:style-name="P1"><text:span text:style-name="T1">void MODULE_INIT(void)</text:span></text:p>
            <text:p text:style-name="P1"><text:span text:style-name="T1">{</text:span></text:p>
            <text:p text:style-name="P1"><text:span text:style-name="T1"><text:tab/></text:span><text:span text:style-name="T1">Py_InitModule( MODULE_NAME, _arrays_methods);</text:span></text:p>
            <text:p text:style-name="P1"><text:span text:style-name="T1"><text:tab/></text:span><text:span text:style-name="T1">import_array();</text:span></text:p>
            <text:p text:style-name="P1"><text:span text:style-name="T1">}</text:span></text:p>
            <text:p text:style-name="P1"><text:span text:style-name="T1">#ifdef __cplusplus</text:span></text:p>
            <text:p text:style-name="P1"><text:span text:style-name="T1">}</text:span></text:p>
            <text:p text:style-name="P1"><text:span text:style-name="T1">#endif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8" draw:text-style-name="P1" draw:layer="layout" svg:width="24.6cm" svg:height="3.256cm" svg:x="0.4cm" svg:y="0.325cm" presentation:class="title" presentation:user-transformed="true">
          <draw:text-box>
            <text:p text:style-name="P1">Macros get busy...</text:p>
          </draw:text-box>
        </draw:frame>
        <draw:frame presentation:style-name="pr7" draw:text-style-name="P1" draw:layer="layout" svg:width="25cm" svg:height="8.25cm" svg:x="1.5cm" svg:y="7.625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2">One big function macro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Very easy to use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Not so easy to debug/maintain</text:p>
                  </text:list-item>
                </text:list>
              </text:list-item>
            </text:list>
          </draw:text-box>
        </draw:frame>
        <draw:frame draw:style-name="gr2" draw:layer="layout" svg:width="5.002cm" svg:height="0.962cm" svg:x="17.501cm" svg:y="19.5cm">
          <draw:text-box>
            <text:p text:style-name="P1">Fully automated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draw:frame presentation:style-name="pr8" draw:text-style-name="P1" draw:layer="layout" svg:width="24.6cm" svg:height="3.256cm" svg:x="0.4cm" svg:y="0.325cm" presentation:class="title">
          <draw:text-box>
            <text:p text:style-name="P1">Abracamacro!</text:p>
          </draw:text-box>
        </draw:frame>
        <draw:frame draw:style-name="gr4" draw:text-style-name="P4" draw:layer="layout" svg:width="24.891cm" svg:height="11.628cm" svg:x="1.552cm" svg:y="4.855cm">
          <draw:text-box>
            <text:p text:style-name="P1"><text:span text:style-name="T1"/></text:p>
            <text:p text:style-name="P1"><text:span text:style-name="T1">void glColor3d(GLdouble red, GLdouble green, GLdouble blue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draw:frame presentation:style-name="pr8" draw:text-style-name="P1" draw:layer="layout" svg:width="24.6cm" svg:height="3.256cm" svg:x="0.4cm" svg:y="0.325cm" presentation:class="title">
          <draw:text-box>
            <text:p text:style-name="P1">Where did all this come from?</text:p>
          </draw:text-box>
        </draw:frame>
        <draw:frame draw:style-name="gr4" draw:text-style-name="P4" draw:layer="layout" svg:width="24.891cm" svg:height="14.672cm" svg:x="1.552cm" svg:y="4.855cm">
          <draw:text-box>
            <text:p text:style-name="P1"><text:span text:style-name="T1">static PyObject *_wrap_glColor3d(PyObject *self, PyObject *args) {</text:span></text:p>
            <text:p text:style-name="P1"><text:span text:style-name="T1"><text:s text:c="4"/></text:span><text:span text:style-name="T1">PyObject *resultobj;</text:span></text:p>
            <text:p text:style-name="P1"><text:span text:style-name="T1"><text:s text:c="4"/></text:span><text:span text:style-name="T1">GLdouble arg1 ;</text:span></text:p>
            <text:p text:style-name="P1"><text:span text:style-name="T1"><text:s text:c="4"/></text:span><text:span text:style-name="T1">GLdouble arg2 ;</text:span></text:p>
            <text:p text:style-name="P1"><text:span text:style-name="T1"><text:s text:c="4"/></text:span><text:span text:style-name="T1">GLdouble arg3 ;</text:span></text:p>
            <text:p text:style-name="P1"><text:span text:style-name="T1"><text:s text:c="4"/></text:span><text:span text:style-name="T1">PyObject * obj0 = 0 ;</text:span></text:p>
            <text:p text:style-name="P1"><text:span text:style-name="T1"><text:s text:c="4"/></text:span><text:span text:style-name="T1">PyObject * obj1 = 0 ;</text:span></text:p>
            <text:p text:style-name="P1"><text:span text:style-name="T1"><text:s text:c="4"/></text:span><text:span text:style-name="T1">PyObject * obj2 = 0 ;</text:span></text:p>
            <text:p text:style-name="P1"><text:span text:style-name="T1"/></text:p>
            <text:p text:style-name="P1"><text:span text:style-name="T1"><text:s text:c="4"/></text:span><text:span text:style-name="T1">if(!PyArg_ParseTuple(args,(char *)"OOO:glColor3d",&amp;obj0,&amp;obj1,&amp;obj2)) goto fail;</text:span></text:p>
            <text:p text:style-name="P1"><text:span text:style-name="T1"><text:s text:c="4"/></text:span><text:span text:style-name="T1">{</text:span></text:p>
            <text:p text:style-name="P1"><text:span text:style-name="T1"><text:s text:c="8"/></text:span><text:span text:style-name="T1">arg1 = (GLdouble)(SWIG_As_double(obj0));</text:span></text:p>
            <text:p text:style-name="P1"><text:span text:style-name="T1"><text:s text:c="8"/></text:span><text:span text:style-name="T1">if (SWIG_arg_fail(1)) SWIG_fail;</text:span></text:p>
            <text:p text:style-name="P1"><text:span text:style-name="T1"><text:s text:c="4"/></text:span><text:span text:style-name="T1">}</text:span></text:p>
            <text:p text:style-name="P1"><text:span text:style-name="T1"><text:s text:c="4"/></text:span><text:span text:style-name="T1">{</text:span></text:p>
            <text:p text:style-name="P1"><text:span text:style-name="T1"><text:s text:c="8"/></text:span><text:span text:style-name="T1">arg2 = (GLdouble)(SWIG_As_double(obj1));</text:span></text:p>
            <text:p text:style-name="P1"><text:span text:style-name="T1"><text:s text:c="8"/></text:span><text:span text:style-name="T1">if (SWIG_arg_fail(2)) SWIG_fail;</text:span></text:p>
            <text:p text:style-name="P1"><text:span text:style-name="T1"><text:s text:c="4"/></text:span><text:span text:style-name="T1">}</text:span></text:p>
            <text:p text:style-name="P1"><text:span text:style-name="T1"><text:s text:c="4"/></text:span><text:span text:style-name="T1">{</text:span></text:p>
            <text:p text:style-name="P1"><text:span text:style-name="T1"><text:s text:c="8"/></text:span><text:span text:style-name="T1">arg3 = (GLdouble)(SWIG_As_double(obj2));</text:span></text:p>
            <text:p text:style-name="P1"><text:span text:style-name="T1"><text:s text:c="8"/></text:span><text:span text:style-name="T1">if (SWIG_arg_fail(3)) SWIG_fail;</text:span></text:p>
            <text:p text:style-name="P1"><text:span text:style-name="T1"><text:s text:c="4"/></text:span><text:span text:style-name="T1">}</text:span></text:p>
            <text:p text:style-name="P1"><text:span text:style-name="T1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>
        <draw:frame presentation:style-name="pr8" draw:text-style-name="P1" draw:layer="layout" svg:width="24.6cm" svg:height="3.256cm" svg:x="0.4cm" svg:y="0.325cm" presentation:class="title">
          <draw:text-box>
            <text:p text:style-name="P1">Yes, there's more I didn't copy...</text:p>
          </draw:text-box>
        </draw:frame>
        <draw:frame draw:style-name="gr4" draw:text-style-name="P4" draw:layer="layout" svg:width="24.891cm" svg:height="11.628cm" svg:x="1.552cm" svg:y="4.855cm">
          <draw:text-box>
            <text:p text:style-name="P1"><text:span text:style-name="T1"><text:s text:c="4"/></text:span><text:span text:style-name="T1">{</text:span></text:p>
            <text:p text:style-name="P1"><text:span text:style-name="T1"><text:s text:c="8"/></text:span><text:span text:style-name="T1">glColor3d(arg1,arg2,arg3);</text:span></text:p>
            <text:p text:style-name="P1"><text:span text:style-name="T1"/></text:p>
            <text:p text:style-name="P1"><text:span text:style-name="T1"><text:s text:c="8"/></text:span><text:span text:style-name="T1">if (PyErr_Occurred()) {</text:span></text:p>
            <text:p text:style-name="P1"><text:span text:style-name="T1"><text:s text:c="12"/></text:span><text:span text:style-name="T1">return NULL;</text:span></text:p>
            <text:p text:style-name="P1"><text:span text:style-name="T1"><text:s text:c="8"/></text:span><text:span text:style-name="T1">}</text:span></text:p>
            <text:p text:style-name="P1"><text:span text:style-name="T1"><text:s text:c="4"/></text:span><text:span text:style-name="T1">}</text:span></text:p>
            <text:p text:style-name="P1"><text:span text:style-name="T1"><text:s text:c="4"/></text:span><text:span text:style-name="T1">Py_INCREF(Py_None); resultobj = Py_None;</text:span></text:p>
            <text:p text:style-name="P1"><text:span text:style-name="T1"><text:s text:c="4"/></text:span><text:span text:style-name="T1">return resultobj;</text:span></text:p>
            <text:p text:style-name="P1"><text:span text:style-name="T1"><text:s text:c="4"/></text:span><text:span text:style-name="T1">fail:</text:span></text:p>
            <text:p text:style-name="P1"><text:span text:style-name="T1"><text:s text:c="4"/></text:span><text:span text:style-name="T1">return NULL;</text:span></text:p>
            <text:p text:style-name="P1"><text:span text:style-name="T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8" draw:text-style-name="P1" draw:layer="layout" svg:width="24.6cm" svg:height="3.256cm" svg:x="0.4cm" svg:y="0.325cm" presentation:class="title">
          <draw:text-box>
            <text:p text:style-name="P1">SIP upon a C++ GUI...</text:p>
          </draw:text-box>
        </draw:frame>
        <draw:frame presentation:style-name="pr7" draw:text-style-name="P1" draw:layer="layout" svg:width="25cm" svg:height="8.25cm" svg:x="1.5cm" svg:y="7.625cm" presentation:class="subtitle">
          <draw:text-box>
            <text:list text:style-name="L1">
              <text:list-item>
                <text:list>
                  <text:list-item>
                    <text:p text:style-name="P2">C++ thingy with C support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The bees knees for PyQt</text:p>
                  </text:list-item>
                </text:list>
              </text:list-item>
            </text:list>
          </draw:text-box>
        </draw:frame>
        <draw:frame draw:style-name="gr2" draw:layer="layout" svg:width="5.002cm" svg:height="0.962cm" svg:x="17.501cm" svg:y="19.5cm">
          <draw:text-box>
            <text:p text:style-name="P1">Fully automated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8" draw:text-style-name="P1" draw:layer="layout" svg:width="24.6cm" svg:height="3.256cm" svg:x="0.4cm" svg:y="0.325cm" presentation:class="title">
          <draw:text-box>
            <text:p text:style-name="P1">Bit of a Boost, gov'n'r?</text:p>
          </draw:text-box>
        </draw:frame>
        <draw:frame presentation:style-name="pr7" draw:text-style-name="P1" draw:layer="layout" svg:width="25cm" svg:height="8.25cm" svg:x="1.5cm" svg:y="7.625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2">Compiler-killing variant of C++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Apparently very elegant 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(for hardcore C++ peoples)</text:p>
                  </text:list-item>
                </text:list>
              </text:list-item>
            </text:list>
          </draw:text-box>
        </draw:frame>
        <draw:frame draw:style-name="gr2" draw:layer="layout" svg:width="7.038cm" svg:height="0.962cm" svg:x="17.501cm" svg:y="19.5cm">
          <draw:text-box>
            <text:p text:style-name="P1">Automated (with Pyste)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8" draw:text-style-name="P1" draw:layer="layout" svg:width="24.6cm" svg:height="3.256cm" svg:x="0.4cm" svg:y="0.325cm" presentation:class="title">
          <draw:text-box>
            <text:p text:style-name="P1">But really...</text:p>
          </draw:text-box>
        </draw:frame>
        <draw:frame presentation:style-name="pr7" draw:text-style-name="P1" draw:layer="layout" svg:width="25cm" svg:height="8.25cm" svg:x="1.5cm" svg:y="7.625cm" presentation:class="subtitle">
          <draw:text-box>
            <text:p text:style-name="P1">No one wants to write C</text:p>
            <text:p text:style-name="P1"/>
            <text:p text:style-name="P1">(or C++)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8" draw:text-style-name="P1" draw:layer="layout" svg:width="24.6cm" svg:height="3.256cm" svg:x="0.4cm" svg:y="0.325cm" presentation:class="title" presentation:user-transformed="true">
          <draw:text-box>
            <text:p text:style-name="P1">Oedipus PyRex...</text:p>
          </draw:text-box>
        </draw:frame>
        <draw:frame presentation:style-name="pr7" draw:text-style-name="P1" draw:layer="layout" svg:width="25cm" svg:height="8.25cm" svg:x="1.5cm" svg:y="7.625cm" presentation:class="subtitle">
          <draw:text-box>
            <text:list text:style-name="L1">
              <text:list-item>
                <text:list>
                  <text:list-item>
                    <text:p text:style-name="P2">Cross between Python and C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Easily converted to C</text:p>
                  </text:list-item>
                </text:list>
              </text:list-item>
            </text:list>
          </draw:text-box>
        </draw:frame>
        <draw:frame draw:style-name="gr2" draw:layer="layout" svg:width="4.621cm" svg:height="0.962cm" svg:x="17.501cm" svg:y="19.5cm">
          <draw:text-box>
            <text:p text:style-name="P1">No autom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8" draw:text-style-name="P1" draw:layer="layout" svg:width="24.6cm" svg:height="3.256cm" svg:x="0.4cm" svg:y="0.325cm" presentation:class="title">
          <draw:text-box>
            <text:p text:style-name="P1">Why not just write it in Python?</text:p>
          </draw:text-box>
        </draw:frame>
        <draw:frame presentation:style-name="pr7" draw:text-style-name="P1" draw:layer="layout" svg:width="25cm" svg:height="8.25cm" svg:x="1.5cm" svg:y="7.625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2">Let's make real Python run faster than C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Then we can write <text:span text:style-name="T2">everything</text:span> in Python!</text:p>
                  </text:list-item>
                </text:list>
              </text:list-item>
            </text:list>
          </draw:text-box>
        </draw:frame>
        <draw:custom-shape draw:style-name="gr5" draw:text-style-name="P5" draw:layer="layout" svg:width="1.27cm" svg:height="1.27cm" draw:transform="rotate (0.3490658503988) translate (19.872cm 2.807cm)">
          <text:p text:style-name="P1"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5" draw:text-style-name="P5" draw:layer="layout" svg:width="1.27cm" svg:height="1.27cm" draw:transform="rotate (0.3490658503988) translate (22.872cm 0.807cm)">
          <text:p text:style-name="P1"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2" draw:layer="layout" svg:width="10.522cm" svg:height="0.962cm" svg:x="17.501cm" svg:y="19.5cm">
          <draw:text-box>
            <text:p text:style-name="P1">Automation irrelevant (no wrapping)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8" draw:text-style-name="P1" draw:layer="layout" svg:width="24.6cm" svg:height="3.256cm" svg:x="0.4cm" svg:y="0.325cm" presentation:class="title">
          <draw:text-box>
            <text:p text:style-name="P1">Problem, governor...</text:p>
          </draw:text-box>
        </draw:frame>
        <draw:frame presentation:style-name="pr7" draw:text-style-name="P1" draw:layer="layout" svg:width="25cm" svg:height="8.25cm" svg:x="1.5cm" svg:y="7.625cm" presentation:class="subtitle">
          <draw:text-box>
            <text:p text:style-name="P1">PyPy isn't fast enough yet...</text:p>
            <text:p text:style-name="P1"/>
            <text:p text:style-name="P1">But it'll get there some day</text:p>
            <text:p text:style-name="P1">(Or something will, anyway)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8" draw:text-style-name="P1" draw:layer="layout" svg:width="24.6cm" svg:height="3.256cm" svg:x="0.4cm" svg:y="0.325cm" presentation:class="title" presentation:user-transformed="true">
          <draw:text-box>
            <text:p text:style-name="P1">We still need some way to get to C</text:p>
          </draw:text-box>
        </draw:frame>
        <draw:frame presentation:style-name="pr7" draw:text-style-name="P1" draw:layer="layout" svg:width="25cm" svg:height="8.25cm" svg:x="1.5cm" svg:y="7.625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2">Some sort of AP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8" draw:text-style-name="P1" draw:layer="layout" svg:width="24.6cm" svg:height="3.256cm" svg:x="0.4cm" svg:y="0.325cm" presentation:class="title">
          <draw:text-box>
            <text:p text:style-name="P1">Maybe we could add some sort of</text:p>
          </draw:text-box>
        </draw:frame>
        <draw:frame presentation:style-name="pr7" draw:text-style-name="P1" draw:layer="layout" svg:width="25cm" svg:height="8.25cm" svg:x="1.5cm" svg:y="7.625cm" presentation:class="subtitle">
          <draw:text-box>
            <text:p text:style-name="P1">Run-time extension mechanism for Python</text:p>
          </draw:text-box>
        </draw:frame>
        <draw:frame draw:style-name="gr2" draw:layer="layout" svg:width="10.522cm" svg:height="0.962cm" svg:x="17.501cm" svg:y="19.5cm">
          <draw:text-box>
            <text:p text:style-name="P1">Automation irrelevant (no wrapping)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text-style-name="P1" draw:layer="layout" svg:width="24.6cm" svg:height="3.507cm" svg:x="0.4cm" svg:y="0.2cm" presentation:class="title">
          <draw:text-box>
            <text:p text:style-name="P1">Ooh look, we've already got one!</text:p>
          </draw:text-box>
        </draw:frame>
        <draw:frame presentation:style-name="pr7" draw:text-style-name="P1" draw:layer="layout" svg:width="25cm" svg:height="8.25cm" svg:x="1.5cm" svg:y="7.625cm" presentation:class="subtitle">
          <draw:text-box>
            <text:p text:style-name="P1">(In case you missed the point, it's ctypes)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text-style-name="P1" draw:layer="layout" svg:width="24.6cm" svg:height="3.507cm" svg:x="0.4cm" svg:y="0.2cm" presentation:class="title">
          <draw:text-box>
            <text:p text:style-name="P1">How it works (in brief)...</text:p>
          </draw:text-box>
        </draw:frame>
        <draw:frame presentation:style-name="pr9" draw:text-style-name="P1" draw:layer="layout" svg:width="25cm" svg:height="8.501cm" svg:x="1.5cm" svg:y="7.5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">Load arbitrary DLL/SO at run-tim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Retrieve C function pointers from the librar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3">(Optionally annotate them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all the C function from Pyth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Profit</text:p>
                  </text:list-item>
                </text:list>
              </text:list-item>
            </text:list>
          </draw:text-box>
        </draw:frame>
        <draw:frame draw:style-name="gr2" draw:layer="layout" svg:width="4.621cm" svg:height="0.962cm" svg:x="17.501cm" svg:y="19.5cm">
          <draw:text-box>
            <text:p text:style-name="P1">No autom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8" draw:text-style-name="P1" draw:layer="layout" svg:width="24.6cm" svg:height="3.256cm" svg:x="0.4cm" svg:y="0.325cm" presentation:class="title">
          <draw:text-box>
            <text:p text:style-name="P1">Load 'er up (Linux Version)...</text:p>
          </draw:text-box>
        </draw:frame>
        <draw:frame presentation:style-name="pr7" draw:text-style-name="P6" draw:layer="layout" svg:width="25cm" svg:height="8.25cm" svg:x="1.5cm" svg:y="7.625cm" presentation:class="subtitle" presentation:user-transformed="true">
          <draw:text-box>
            <text:p text:style-name="P6">import ctypes</text:p>
            <text:p text:style-name="P6">from ctypes import util</text:p>
            <text:p text:style-name="P6">base = ctypes.cdll.LoadLibrary( </text:p>
            <text:p text:style-name="P6"><text:tab/>util.find_library( 'glibc' )</text:p>
            <text:p text:style-name="P6">)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8" draw:text-style-name="P1" draw:layer="layout" svg:width="24.6cm" svg:height="3.256cm" svg:x="0.4cm" svg:y="0.325cm" presentation:class="title">
          <draw:text-box>
            <text:p text:style-name="P1">Give us a call...</text:p>
          </draw:text-box>
        </draw:frame>
        <draw:frame presentation:style-name="pr7" draw:text-style-name="P6" draw:layer="layout" svg:width="25cm" svg:height="8.25cm" svg:x="1.5cm" svg:y="7.625cm" presentation:class="subtitle" presentation:user-transformed="true">
          <draw:text-box>
            <text:p text:style-name="P6">&gt;&gt;&gt; r = base.printf( 'Hello World %i\n', 44 )</text:p>
            <text:p text:style-name="P6">Hello World 44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8" draw:text-style-name="P1" draw:layer="layout" svg:width="24.6cm" svg:height="3.256cm" svg:x="0.4cm" svg:y="0.325cm" presentation:class="title">
          <draw:text-box>
            <text:p text:style-name="P1">Isn't that a little painful?</text:p>
          </draw:text-box>
        </draw:frame>
        <draw:frame presentation:style-name="pr7" draw:text-style-name="P1" draw:layer="layout" svg:width="25cm" svg:height="8.25cm" svg:x="1.5cm" svg:y="7.625cm" presentation:class="subtitle">
          <draw:text-box>
            <text:p text:style-name="P1">Just a tool for writing little extensions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text-style-name="P1" draw:layer="layout" svg:width="24.6cm" svg:height="3.507cm" svg:x="0.4cm" svg:y="0.2cm" presentation:class="title">
          <draw:text-box>
            <text:p text:style-name="P1">Why would you want to do that?</text:p>
          </draw:text-box>
        </draw:frame>
        <draw:frame presentation:style-name="pr10" draw:text-style-name="P1" draw:layer="layout" svg:width="25cm" svg:height="8.501cm" svg:x="1.5cm" svg:y="7.5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">Put your finger in the dike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widdle a bit somewhere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eep within the mach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8" draw:text-style-name="P1" draw:layer="layout" svg:width="24.6cm" svg:height="3.256cm" svg:x="0.4cm" svg:y="0.325cm" presentation:class="title">
          <draw:text-box>
            <text:p text:style-name="P1">wxAppBar as (poor) exemplar...</text:p>
          </draw:text-box>
        </draw:frame>
        <draw:frame presentation:style-name="pr7" draw:text-style-name="P1" draw:layer="layout" svg:width="25cm" svg:height="8.25cm" svg:x="1.5cm" svg:y="7.625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2">Add ability to make “task bars”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to wxPython on Win32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8" draw:text-style-name="P1" draw:layer="layout" svg:width="24.6cm" svg:height="3.256cm" svg:x="0.4cm" svg:y="0.325cm" presentation:class="title">
          <draw:text-box>
            <text:p text:style-name="P1">Traditional ctypes project...</text:p>
          </draw:text-box>
        </draw:frame>
        <draw:frame presentation:style-name="pr7" draw:text-style-name="P1" draw:layer="layout" svg:width="25cm" svg:height="8.863cm" svg:x="1.5cm" svg:y="7.319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2">205 lines to code to bridge the C code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(modeled after a VB tutorial)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Some structs, some functions, some constants, all hand-coded, mostly convenience wrapper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No C extension requir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8" draw:text-style-name="P1" draw:layer="layout" svg:width="24.6cm" svg:height="3.256cm" svg:x="0.4cm" svg:y="0.325cm" presentation:class="title">
          <draw:text-box>
            <text:p text:style-name="P1">So what has ctypes been?</text:p>
          </draw:text-box>
        </draw:frame>
        <draw:frame presentation:style-name="pr7" draw:text-style-name="P1" draw:layer="layout" svg:width="25cm" svg:height="8.25cm" svg:x="1.5cm" svg:y="7.625cm" presentation:class="subtitle">
          <draw:text-box>
            <text:list text:style-name="L1">
              <text:list-item>
                <text:list>
                  <text:list-item>
                    <text:p text:style-name="P2">Manual tool to create quick 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“hack” extens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8" draw:text-style-name="P1" draw:layer="layout" svg:width="24.6cm" svg:height="3.256cm" svg:x="0.4cm" svg:y="0.325cm" presentation:class="title">
          <draw:text-box>
            <text:p text:style-name="P1">Just a libffi wrapper...</text:p>
          </draw:text-box>
        </draw:frame>
        <draw:frame presentation:style-name="pr7" draw:text-style-name="P1" draw:layer="layout" svg:width="25cm" svg:height="8.25cm" svg:x="1.5cm" svg:y="7.625cm" presentation:class="subtitle">
          <draw:text-box>
            <text:list text:style-name="L1">
              <text:list-item>
                <text:list>
                  <text:list-item>
                    <text:p text:style-name="P2">Type conversions wrapped around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calling conven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8" draw:text-style-name="P1" draw:layer="layout" svg:width="24.6cm" svg:height="3.256cm" svg:x="0.4cm" svg:y="0.325cm" presentation:class="title">
          <draw:text-box>
            <text:p text:style-name="P1">A quiet little corner for years...</text:p>
          </draw:text-box>
        </draw:frame>
        <draw:frame presentation:style-name="pr7" draw:text-style-name="P1" draw:layer="layout" svg:width="25cm" svg:height="8.25cm" svg:x="1.5cm" svg:y="7.625cm" presentation:class="subtitle">
          <draw:text-box>
            <text:p text:style-name="P1">Hacker's backwater, no big deal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text-style-name="P1" draw:layer="layout" svg:width="24.6cm" svg:height="3.507cm" svg:x="0.4cm" svg:y="0.2cm" presentation:class="title">
          <draw:text-box>
            <text:p text:style-name="P1">What's changing?</text:p>
          </draw:text-box>
        </draw:frame>
        <draw:frame presentation:style-name="pr7" draw:text-style-name="P1" draw:layer="layout" svg:width="25cm" svg:height="8.25cm" svg:x="1.5cm" svg:y="7.625cm" presentation:class="subtitle">
          <draw:text-box>
            <text:list text:style-name="L1">
              <text:list-item>
                <text:list>
                  <text:list-item>
                    <text:p text:style-name="P2">Included with Python 2.5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Auto-generation tools (developing)</text:p>
                  </text:list-item>
                </text:list>
              </text:list-item>
            </text:list>
          </draw:text-box>
        </draw:frame>
        <draw:frame draw:style-name="gr2" draw:layer="layout" svg:width="5.489cm" svg:height="0.962cm" svg:x="17.501cm" svg:y="19.5cm">
          <draw:text-box>
            <text:p text:style-name="P1">Mostly automated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8" draw:text-style-name="P1" draw:layer="layout" svg:width="24.6cm" svg:height="3.256cm" svg:x="0.4cm" svg:y="0.325cm" presentation:class="title">
          <draw:text-box>
            <text:p text:style-name="P1">We don't need no stinkin'...</text:p>
          </draw:text-box>
        </draw:frame>
        <draw:frame presentation:style-name="pr7" draw:text-style-name="P1" draw:layer="layout" svg:width="25cm" svg:height="11.395cm" svg:x="1.5cm" svg:y="6.053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2">PyOpenGL-scale project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2189 C function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3475 constant definition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262 extension module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6 possible core version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Plus all sorts of extra machinery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for Numeric support and the lik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8" draw:text-style-name="P1" draw:layer="layout" svg:width="24.6cm" svg:height="3.256cm" svg:x="0.4cm" svg:y="0.325cm" presentation:class="title">
          <draw:text-box>
            <text:p text:style-name="P1">Why didn't you try SWIG?</text:p>
          </draw:text-box>
        </draw:frame>
        <draw:frame presentation:style-name="pr7" draw:text-style-name="P1" draw:layer="layout" svg:width="25cm" svg:height="8.25cm" svg:x="1.5cm" svg:y="7.625cm" presentation:class="subtitle">
          <draw:text-box>
            <text:list text:style-name="L1">
              <text:list-item>
                <text:list>
                  <text:list-item>
                    <text:p text:style-name="P2">Would seem like a better choice, no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8" draw:text-style-name="P1" draw:layer="layout" svg:width="24.6cm" svg:height="3.256cm" svg:x="0.4cm" svg:y="0.325cm" presentation:class="title">
          <draw:text-box>
            <text:p text:style-name="P1">We did, actually...</text:p>
          </draw:text-box>
        </draw:frame>
        <draw:frame presentation:style-name="pr7" draw:text-style-name="P1" draw:layer="layout" svg:width="25cm" svg:height="8.25cm" svg:x="1.5cm" svg:y="7.625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2">PyOpenGL 2.x == PyOpenGLSWIG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Written by Tarn Burton when SWIG was young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Very elegant set of (complex) rule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Worked we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8" draw:text-style-name="P1" draw:layer="layout" svg:width="24.6cm" svg:height="3.256cm" svg:x="0.4cm" svg:y="0.325cm" presentation:class="title">
          <draw:text-box>
            <text:p text:style-name="P1">Then why change?</text:p>
          </draw:text-box>
        </draw:frame>
        <draw:frame presentation:style-name="pr7" draw:text-style-name="P1" draw:layer="layout" svg:width="25cm" svg:height="8.25cm" svg:x="1.5cm" svg:y="7.625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2">Maintenance nightmare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Extremely hard to get new developers 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up to speed (I'm still not there)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No PyPy or numpy migration path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8" draw:text-style-name="P1" draw:layer="layout" svg:width="24.6cm" svg:height="3.256cm" svg:x="0.4cm" svg:y="0.325cm" presentation:class="title" presentation:user-transformed="true">
          <draw:text-box>
            <text:p text:style-name="P1">Development had stalled...</text:p>
          </draw:text-box>
        </draw:frame>
        <draw:frame presentation:style-name="pr7" draw:text-style-name="P1" draw:layer="layout" svg:width="25cm" svg:height="8.25cm" svg:x="1.5cm" svg:y="7.625cm" presentation:class="subtitle">
          <draw:text-box>
            <text:list text:style-name="L1">
              <text:list-item>
                <text:list>
                  <text:list-item>
                    <text:p text:style-name="P2">No one wanted to maintain or extend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the “magic” of the project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I was thoroughly sick of spelunking through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C code during my 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“Open Source Python time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8" draw:text-style-name="P1" draw:layer="layout" svg:width="24.6cm" svg:height="3.256cm" svg:x="0.4cm" svg:y="0.325cm" presentation:class="title">
          <draw:text-box>
            <text:p text:style-name="P1">What auto-generation does...</text:p>
          </draw:text-box>
        </draw:frame>
        <draw:frame presentation:style-name="pr7" draw:text-style-name="P1" draw:layer="layout" svg:width="25cm" svg:height="8.25cm" svg:x="1.5cm" svg:y="7.625cm" presentation:class="subtitle">
          <draw:text-box>
            <text:p text:style-name="P1">Churns out thousands of low-level wrappers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8" draw:text-style-name="P1" draw:layer="layout" svg:width="24.6cm" svg:height="3.256cm" svg:x="0.4cm" svg:y="0.325cm" presentation:class="title">
          <draw:text-box>
            <text:p text:style-name="P1">What it looks like...</text:p>
          </draw:text-box>
        </draw:frame>
        <draw:frame presentation:style-name="pr7" draw:text-style-name="P1" draw:layer="layout" svg:width="25cm" svg:height="8.25cm" svg:x="1.5cm" svg:y="7.625cm" presentation:class="subtitle">
          <draw:text-box>
            <text:p text:style-name="P1">h2xml.py – GCCXML generates descriptions (widely used tool, built from of gcc)</text:p>
            <text:p text:style-name="P1"/>
            <text:p text:style-name="P1">xml2py.py – (customisable) conversion of description into Python code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text-style-name="P1" draw:layer="layout" svg:width="24.6cm" svg:height="3.507cm" svg:x="0.4cm" svg:y="0.2cm" presentation:class="title">
          <draw:text-box>
            <text:p text:style-name="P1">Thousands of these...</text:p>
          </draw:text-box>
        </draw:frame>
        <draw:frame presentation:style-name="pr7" draw:text-style-name="P6" draw:layer="layout" svg:width="25cm" svg:height="10.129cm" svg:x="1.5cm" svg:y="6.686cm" presentation:class="subtitle" presentation:user-transformed="true">
          <draw:text-box>
            <text:p text:style-name="P6"># /usr/include/GL/gl.h 1308</text:p>
            <text:p text:style-name="P6">glColor3b = platform.createBaseFunction( </text:p>
            <text:p text:style-name="P6"><text:tab/>'glColor3b', dll=platform.GL, resultType=None, </text:p>
            <text:p text:style-name="P6"><text:tab/>argTypes=[GLbyte,GLbyte,GLbyte],</text:p>
            <text:p text:style-name="P6"><text:tab/>doc='glColor3b( GLbyte(red), GLbyte(green), GLbyte(blue) ) -&gt; None', </text:p>
            <text:p text:style-name="P6"><text:tab/>argNames=('red', 'green', 'blue'),</text:p>
            <text:p text:style-name="P6">)</text:p>
          </draw:text-box>
        </draw:frame>
        <draw:frame draw:style-name="gr2" draw:layer="layout" svg:width="13.697cm" svg:height="2.384cm" svg:x="13.2cm" svg:y="17.4cm">
          <draw:text-box>
            <text:p text:style-name="P1">Note: this is the customised PyOpenGL ouput</text:p>
            <text:p text:style-name="P1">all large ctypes projects of which I'm aware use</text:p>
            <text:p text:style-name="P1">customised code auto-generation...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text-style-name="P1" draw:layer="layout" svg:width="24.6cm" svg:height="3.507cm" svg:x="0.4cm" svg:y="0.2cm" presentation:class="title">
          <draw:text-box>
            <text:p text:style-name="P1">And thousands more of these...</text:p>
          </draw:text-box>
        </draw:frame>
        <draw:frame presentation:style-name="pr7" draw:text-style-name="P6" draw:layer="layout" svg:width="25cm" svg:height="8.25cm" svg:x="1.5cm" svg:y="7.625cm" presentation:class="subtitle" presentation:user-transformed="true">
          <draw:text-box>
            <text:p text:style-name="P6">GL_VARIABLE_A_NV = Constant( 'GL_VARIABLE_A_NV', 34083)</text:p>
            <text:p text:style-name="P6">GL_VARIABLE_B_NV = Constant( 'GL_VARIABLE_B_NV', 34084)</text:p>
          </draw:text-box>
        </draw:frame>
        <draw:frame draw:style-name="gr2" draw:layer="layout" svg:width="13.697cm" svg:height="2.384cm" svg:x="13.201cm" svg:y="17.4cm">
          <draw:text-box>
            <text:p text:style-name="P1">Note: this is the customised PyOpenGL ouput</text:p>
            <text:p text:style-name="P1">all large ctypes projects of which I'm aware use</text:p>
            <text:p text:style-name="P1">customised code auto-generation...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8" draw:text-style-name="P1" draw:layer="layout" svg:width="24.6cm" svg:height="3.256cm" svg:x="0.4cm" svg:y="0.325cm" presentation:class="title" presentation:user-transformed="true">
          <draw:text-box>
            <text:p text:style-name="P1">Not a general SWIG replacement...</text:p>
          </draw:text-box>
        </draw:frame>
        <draw:frame presentation:style-name="pr7" draw:text-style-name="P1" draw:layer="layout" svg:width="25cm" svg:height="8.25cm" svg:x="1.5cm" svg:y="7.625cm" presentation:class="subtitle">
          <draw:text-box>
            <text:p text:style-name="P1">Library loading not yet cross-platform</text:p>
            <text:p text:style-name="P1"/>
            <text:p text:style-name="P1">No automatic rule-based matching</text:p>
            <text:p text:style-name="P1"/>
            <text:p text:style-name="P1">You write higher-level wrappers in Python</text:p>
            <text:p text:style-name="P1">and/or customise the autogenerator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8" draw:text-style-name="P1" draw:layer="layout" svg:width="24.6cm" svg:height="3.256cm" svg:x="0.4cm" svg:y="0.325cm" presentation:class="title">
          <draw:text-box>
            <text:p text:style-name="P1">Dependency problems...</text:p>
          </draw:text-box>
        </draw:frame>
        <draw:frame presentation:style-name="pr7" draw:text-style-name="P1" draw:layer="layout" svg:width="25cm" svg:height="8.25cm" svg:x="1.5cm" svg:y="7.625cm" presentation:class="subtitle">
          <draw:text-box>
            <text:p text:style-name="P1">DLL/SO needs to be on the platform somehow</text:p>
            <text:p text:style-name="P1"/>
            <text:p text:style-name="P1">Distutils isn't great at supporting that yet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8" draw:text-style-name="P1" draw:layer="layout" svg:width="24.6cm" svg:height="3.256cm" svg:x="0.4cm" svg:y="0.325cm" presentation:class="title">
          <draw:text-box>
            <text:p text:style-name="P1">Static == bad...</text:p>
          </draw:text-box>
        </draw:frame>
        <draw:frame presentation:style-name="pr7" draw:text-style-name="P1" draw:layer="layout" svg:width="25cm" svg:height="8.25cm" svg:x="1.5cm" svg:y="7.625cm" presentation:class="subtitle">
          <draw:text-box>
            <text:p text:style-name="P1">If it's not a dynamic library it can't get loaded</text:p>
            <text:p text:style-name="P1"/>
            <text:p text:style-name="P1">(Unless it's linked into something you <text:span text:style-name="T2">can</text:span> load)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8" draw:text-style-name="P1" draw:layer="layout" svg:width="24.6cm" svg:height="3.256cm" svg:x="0.4cm" svg:y="0.325cm" presentation:class="title">
          <draw:text-box>
            <text:p text:style-name="P1">Mangled names...</text:p>
          </draw:text-box>
        </draw:frame>
        <draw:frame presentation:style-name="pr7" draw:text-style-name="P1" draw:layer="layout" svg:width="25cm" svg:height="8.25cm" svg:x="1.5cm" svg:y="7.625cm" presentation:class="subtitle">
          <draw:text-box>
            <text:p text:style-name="P1">C++ simply isn't supported</text:p>
            <text:p text:style-name="P1"/>
            <text:p text:style-name="P1">Could be (in theory)</text:p>
            <text:p text:style-name="P1">but it's far messier than C support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8" draw:text-style-name="P1" draw:layer="layout" svg:width="24.6cm" svg:height="3.256cm" svg:x="0.4cm" svg:y="0.325cm" presentation:class="title">
          <draw:text-box>
            <text:p text:style-name="P1">Macros get their revenge...</text:p>
          </draw:text-box>
        </draw:frame>
        <draw:frame presentation:style-name="pr7" draw:text-style-name="P1" draw:layer="layout" svg:width="25cm" svg:height="8.25cm" svg:x="1.5cm" svg:y="7.625cm" presentation:class="subtitle">
          <draw:text-box>
            <text:p text:style-name="P1">Macro-heavy interfaces normally just don't work</text:p>
            <text:p text:style-name="P1"/>
            <text:p text:style-name="P1">When they do, they're going to be slow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8" draw:text-style-name="P1" draw:layer="layout" svg:width="24.6cm" svg:height="3.256cm" svg:x="0.4cm" svg:y="0.325cm" presentation:class="title">
          <draw:text-box>
            <text:p text:style-name="P1">Speed demons at the keyboard...</text:p>
          </draw:text-box>
        </draw:frame>
        <draw:frame presentation:style-name="pr7" draw:text-style-name="P1" draw:layer="layout" svg:width="25cm" svg:height="8.25cm" svg:x="1.5cm" svg:y="7.625cm" presentation:class="subtitle">
          <draw:text-box>
            <text:p text:style-name="P1">It's not C speed (yet)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8" draw:text-style-name="P1" draw:layer="layout" svg:width="24.6cm" svg:height="3.256cm" svg:x="0.4cm" svg:y="0.325cm" presentation:class="title">
          <draw:text-box>
            <text:p text:style-name="P1">Document it? <text:s/>Why?</text:p>
          </draw:text-box>
        </draw:frame>
        <draw:frame presentation:style-name="pr7" draw:text-style-name="P1" draw:layer="layout" svg:width="25cm" svg:height="8.25cm" svg:x="1.5cm" svg:y="7.625cm" presentation:class="subtitle">
          <draw:text-box>
            <text:p text:style-name="P1">Autogeneration is still in the early phases</text:p>
            <text:p text:style-name="P1"/>
            <text:p text:style-name="P1">Core system needs more extensive</text:p>
            <text:p text:style-name="P1"><text:s/>howto-style document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text-style-name="P1" draw:layer="layout" svg:width="24.6cm" svg:height="3.507cm" svg:x="0.4cm" svg:y="0.2cm" presentation:class="title">
          <draw:text-box>
            <text:p text:style-name="P1">So what does it give us?</text:p>
          </draw:text-box>
        </draw:frame>
        <draw:frame presentation:style-name="pr7" draw:text-style-name="P1" draw:layer="layout" svg:width="25cm" svg:height="8.25cm" svg:x="1.5cm" svg:y="7.625cm" presentation:class="subtitle">
          <draw:text-box>
            <text:p text:style-name="P1">Why bother with it?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8" draw:text-style-name="P1" draw:layer="layout" svg:width="24.6cm" svg:height="3.256cm" svg:x="0.4cm" svg:y="0.325cm" presentation:class="title">
          <draw:text-box>
            <text:p text:style-name="P1">Besides the insane coolness?</text:p>
          </draw:text-box>
        </draw:frame>
        <draw:frame presentation:style-name="pr7" draw:text-style-name="P1" draw:layer="layout" svg:width="25cm" svg:height="8.25cm" svg:x="1.5cm" svg:y="7.625cm" presentation:class="subtitle">
          <draw:text-box>
            <text:p text:style-name="P1">Nobody wants to code in C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8" draw:text-style-name="P1" draw:layer="layout" svg:width="24.6cm" svg:height="3.256cm" svg:x="0.4cm" svg:y="0.325cm" presentation:class="title">
          <draw:text-box>
            <text:p text:style-name="P1">Spike it right in there...</text:p>
          </draw:text-box>
        </draw:frame>
        <draw:frame presentation:style-name="pr7" draw:text-style-name="P1" draw:layer="layout" svg:width="25cm" svg:height="8.25cm" svg:x="1.5cm" svg:y="7.625cm" presentation:class="subtitle">
          <draw:text-box>
            <text:p text:style-name="P1">Developer's “hack” spike-tests turn into real code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8" draw:text-style-name="P1" draw:layer="layout" svg:width="24.6cm" svg:height="3.256cm" svg:x="0.4cm" svg:y="0.325cm" presentation:class="title">
          <draw:text-box>
            <text:p text:style-name="P1">GCCXML swallowed by a Python...</text:p>
          </draw:text-box>
        </draw:frame>
        <draw:frame presentation:style-name="pr7" draw:text-style-name="P1" draw:layer="layout" svg:width="25cm" svg:height="8.25cm" svg:x="1.5cm" svg:y="7.625cm" presentation:class="subtitle">
          <draw:text-box>
            <text:p text:style-name="P1">Standard compiler to digest headers</text:p>
            <text:p text:style-name="P1"/>
            <text:p text:style-name="P1">Python code to interpret them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8" draw:text-style-name="P1" draw:layer="layout" svg:width="24.6cm" svg:height="3.256cm" svg:x="0.4cm" svg:y="0.325cm" presentation:class="title">
          <draw:text-box>
            <text:p text:style-name="P1">Autogenerate from the spec...</text:p>
          </draw:text-box>
        </draw:frame>
        <draw:frame presentation:style-name="pr7" draw:text-style-name="P1" draw:layer="layout" svg:width="25cm" svg:height="8.25cm" svg:x="1.5cm" svg:y="7.625cm" presentation:class="subtitle">
          <draw:text-box>
            <text:p text:style-name="P1">Use run-time or non-header sources</text:p>
            <text:p text:style-name="P1">to produce wrappers</text:p>
            <text:p text:style-name="P1"/>
            <text:p text:style-name="P1">comtypes, GL extensions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8" draw:text-style-name="P1" draw:layer="layout" svg:width="24.6cm" svg:height="3.256cm" svg:x="0.4cm" svg:y="0.325cm" presentation:class="title">
          <draw:text-box>
            <text:p text:style-name="P1">Dynamic personality...</text:p>
          </draw:text-box>
        </draw:frame>
        <draw:frame presentation:style-name="pr7" draw:text-style-name="P1" draw:layer="layout" svg:width="25cm" svg:height="8.25cm" svg:x="1.5cm" svg:y="7.625cm" presentation:class="subtitle">
          <draw:text-box>
            <text:p text:style-name="P1">Use conflicting libraries</text:p>
            <text:p text:style-name="P1"/>
            <text:p text:style-name="P1">Cross-cut functionality</text:p>
            <text:p text:style-name="P1"/>
            <text:p text:style-name="P1">Run-time tests/checks</text:p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8" draw:text-style-name="P1" draw:layer="layout" svg:width="24.6cm" svg:height="3.256cm" svg:x="0.4cm" svg:y="0.325cm" presentation:class="title">
          <draw:text-box>
            <text:p text:style-name="P1">Explicit code</text:p>
          </draw:text-box>
        </draw:frame>
        <draw:frame presentation:style-name="pr7" draw:text-style-name="P1" draw:layer="layout" svg:width="25cm" svg:height="8.25cm" svg:x="1.5cm" svg:y="7.625cm" presentation:class="subtitle">
          <draw:text-box>
            <text:p text:style-name="P1">Tracebacks</text:p>
            <text:p text:style-name="P1"/>
            <text:p text:style-name="P1">Python debuggers (pdb)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8" draw:text-style-name="P1" draw:layer="layout" svg:width="24.6cm" svg:height="3.256cm" svg:x="0.4cm" svg:y="0.325cm" presentation:class="title">
          <draw:text-box>
            <text:p text:style-name="P1">PyPy is coming...</text:p>
          </draw:text-box>
        </draw:frame>
        <draw:frame presentation:style-name="pr7" draw:text-style-name="P1" draw:layer="layout" svg:width="25cm" svg:height="8.25cm" svg:x="1.5cm" svg:y="7.625cm" presentation:class="subtitle">
          <draw:text-box>
            <text:p text:style-name="P1">Even if/when Python gets close to C speed</text:p>
            <text:p text:style-name="P1"/>
            <text:p text:style-name="P1">We still need a way to reuse all the old C libraries</text:p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8" draw:text-style-name="P1" draw:layer="layout" svg:width="24.6cm" svg:height="3.256cm" svg:x="0.4cm" svg:y="0.325cm" presentation:class="title">
          <draw:text-box>
            <text:p text:style-name="P1">Future directions...</text:p>
          </draw:text-box>
        </draw:frame>
        <draw:frame presentation:style-name="pr7" draw:text-style-name="P1" draw:layer="layout" svg:width="25cm" svg:height="8.25cm" svg:x="1.5cm" svg:y="7.625cm" presentation:class="subtitle">
          <draw:text-box>
            <text:p text:style-name="P1">Autogeneration enhancements</text:p>
            <text:p text:style-name="P1"/>
            <text:p text:style-name="P1">C++ support?</text:p>
            <text:p text:style-name="P1"/>
            <text:p text:style-name="P1">PyPy Cpython module compiler</text:p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9">
        <draw:frame presentation:style-name="pr8" draw:text-style-name="P1" draw:layer="layout" svg:width="24.6cm" svg:height="3.256cm" svg:x="0.4cm" svg:y="0.325cm" presentation:class="title">
          <draw:text-box>
            <text:p text:style-name="P1">Go look at some code...</text:p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Arial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fill-color="#333366" draw:fill-image-width="0cm" draw:fill-image-height="0cm"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Arial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499cm" fo:margin-right="0cm" fo:margin-top="0cm" fo:margin-bottom="0.625cm" text:enable-numbering="true" fo:text-indent="-1.125cm"/>
      <style:text-properties style:use-window-font-color="true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36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horizontal"/>
    </style:style>
    <style:style style:name="pr1" style:family="presentation" style:parent-style-name="Default-backgroundobjects">
      <style:graphic-properties draw:textarea-horizontal-align="center" draw:textarea-vertical-align="middle"/>
    </style:style>
    <style:style style:name="pr2" style:family="presentation" style:parent-style-name="Default-title">
      <style:graphic-properties draw:fill-color="#ffffff" draw:auto-grow-height="false" fo:min-height="3.507cm"/>
    </style:style>
    <style:style style:name="pr3" style:family="presentation" style:parent-style-name="Default-outline1">
      <style:graphic-properties draw:fill-color="#ffffff" draw:auto-grow-height="false" fo:min-height="13.86cm"/>
    </style:style>
    <style:style style:name="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45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rect presentation:style-name="pr1" draw:text-style-name="P3" draw:layer="backgroundobjects" svg:width="28cm" svg:height="4cm" svg:x="0cm" svg:y="0cm">
        <text:p text:style-name="P4"/>
      </draw:rect>
      <draw:frame presentation:style-name="pr2" draw:text-style-name="P4" draw:layer="backgroundobjects" svg:width="24.6cm" svg:height="3.506cm" svg:x="0.4cm" svg:y="0.2cm" presentation:class="title">
        <draw:text-box>
          <text:p text:style-name="P4">Click to edit the title text format</text:p>
        </draw:text-box>
      </draw:frame>
      <draw:frame presentation:style-name="pr3" draw:text-style-name="P5" draw:layer="backgroundobjects" svg:width="25cm" svg:height="8.5cm" svg:x="1.5cm" svg:y="7.5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4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45</text:page-number></text:span></text:p>
        </draw:text-box>
      </draw:frame>
      <draw:frame draw:style-name="gr3" draw:text-style-name="P3" draw:layer="backgroundobjects" svg:width="3.062cm" svg:height="4cm" svg:x="24.966cm" svg:y="0cm">
        <draw:image xlink:href="Pictures/1000000000000031000000402078BD74.jpg" xlink:type="simple" xlink:show="embed" xlink:actuate="onLoad">
          <text:p text:style-name="P4"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4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Linux OpenOffice.org_project/680m6$Build-9095</meta:generator>
    <meta:initial-creator>Mike Fletcher</meta:initial-creator>
    <meta:creation-date>2007-01-11T22:29:34</meta:creation-date>
    <dc:creator>Mike Fletcher</dc:creator>
    <dc:date>2007-01-16T18:33:24</dc:date>
    <dc:language>en-US</dc:language>
    <meta:editing-cycles>22</meta:editing-cycles>
    <meta:editing-duration>PT12H50M7S</meta:editing-duration>
    <meta:user-defined meta:name="Info 1"/>
    <meta:user-defined meta:name="Info 2"/>
    <meta:user-defined meta:name="Info 3"/>
    <meta:user-defined meta:name="Info 4"/>
    <meta:document-statistic meta:object-count="261"/>
  </office:meta>
</office:document-meta>
</file>